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14pt"/>
    </style:style>
    <style:style style:name="co3" style:family="table-column">
      <style:table-column-properties fo:break-before="auto" style:column-width="10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68.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4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5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/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5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6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5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7-07-10" calcext:value-type="date">
            <text:p>1747-07-10</text:p>
          </table:table-cell>
          <table:table-cell table:style-name="ce6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2:59:56.72064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9-02-03T13:46:21.786395243</dc:date>
    <meta:editing-duration>PT47M43S</meta:editing-duration>
    <meta:editing-cycles>6</meta:editing-cycles>
    <meta:generator>LibreOffice/6.1.0.3$MacOSX_X86_64 LibreOffice_project/efb621ed25068d70781dc026f7e9c5187a4decd1</meta:generator>
    <dc:creator>Sharon Leon</dc:creator>
    <meta:document-statistic meta:table-count="1" meta:cell-count="386" meta:object-count="0"/>
  </office:meta>
</office:document-meta>
</file>